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leau1" style:family="table">
      <style:table-properties style:width="22.1cm" table:align="left" style:writing-mode="lr-tb"/>
    </style:style>
    <style:style style:name="Tableau1.A" style:family="table-column">
      <style:table-column-properties style:column-width="9.899cm"/>
    </style:style>
    <style:style style:name="Tableau1.B" style:family="table-column">
      <style:table-column-properties style:column-width="12.201cm"/>
    </style:style>
    <style:style style:name="Tableau1.A1" style:family="table-cell">
      <style:table-cell-properties style:vertical-align="middle"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05pt solid #000000" fo:border-top="none" fo:border-bottom="0.05pt solid #000000"/>
    </style:style>
    <style:style style:name="Tableau3" style:family="table">
      <style:table-properties style:width="9.899cm" table:align="left" style:writing-mode="lr-tb"/>
    </style:style>
    <style:style style:name="Tableau3.A" style:family="table-column">
      <style:table-column-properties style:column-width="9.899cm"/>
    </style:style>
    <style:style style:name="Tableau3.A1" style:family="table-cell">
      <style:table-cell-properties fo:padding="0.097cm" fo:border="0.05pt solid #000000"/>
    </style:style>
    <style:style style:name="Tableau2" style:family="table">
      <style:table-properties style:width="23.502cm" table:align="left" style:writing-mode="lr-tb"/>
    </style:style>
    <style:style style:name="Tableau2.A" style:family="table-column">
      <style:table-column-properties style:column-width="8.902cm"/>
    </style:style>
    <style:style style:name="Tableau2.B" style:family="table-column">
      <style:table-column-properties style:column-width="6.288cm"/>
    </style:style>
    <style:style style:name="Tableau2.C" style:family="table-column">
      <style:table-column-properties style:column-width="8.31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494cm" table:align="left" style:writing-mode="lr-tb"/>
    </style:style>
    <style:style style:name="Tableau4.A" style:family="table-column">
      <style:table-column-properties style:column-width="8.902cm"/>
    </style:style>
    <style:style style:name="Tableau4.B" style:family="table-column">
      <style:table-column-properties style:column-width="8.592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.494cm" table:align="left" style:writing-mode="lr-tb"/>
    </style:style>
    <style:style style:name="Tableau11.A" style:family="table-column">
      <style:table-column-properties style:column-width="8.902cm"/>
    </style:style>
    <style:style style:name="Tableau11.B" style:family="table-column">
      <style:table-column-properties style:column-width="8.592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494cm" table:align="left" style:shadow="none" style:writing-mode="lr-tb"/>
    </style:style>
    <style:style style:name="Tableau5.A" style:family="table-column">
      <style:table-column-properties style:column-width="8.902cm"/>
    </style:style>
    <style:style style:name="Tableau5.B" style:family="table-column">
      <style:table-column-properties style:column-width="8.592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2.793cm" table:align="left" style:writing-mode="lr-tb"/>
    </style:style>
    <style:style style:name="Tableau6.A" style:family="table-column">
      <style:table-column-properties style:column-width="12.793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5.7cm" table:align="margins" style:writing-mode="lr-tb"/>
    </style:style>
    <style:style style:name="Tableau7.A" style:family="table-column">
      <style:table-column-properties style:column-width="12.85cm" style:rel-column-width="32767*"/>
    </style:style>
    <style:style style:name="Tableau7.B" style:family="table-column">
      <style:table-column-properties style:column-width="12.85cm" style:rel-column-width="32768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2.887cm" table:align="left" style:writing-mode="lr-tb"/>
    </style:style>
    <style:style style:name="Tableau8.A" style:family="table-column">
      <style:table-column-properties style:column-width="12.887cm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4.691cm" table:align="left" style:writing-mode="lr-tb"/>
    </style:style>
    <style:style style:name="Tableau9.A" style:family="table-column">
      <style:table-column-properties style:column-width="14.691cm"/>
    </style:style>
    <style:style style:name="Tableau9.A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51f1" officeooo:paragraph-rsid="000a51f1"/>
    </style:style>
    <style:style style:name="P2" style:family="paragraph" style:parent-style-name="Table_20_Contents">
      <style:paragraph-properties fo:text-align="center" style:justify-single-word="false"/>
      <style:text-properties officeooo:rsid="000a51f1" officeooo:paragraph-rsid="001576bd"/>
    </style:style>
    <style:style style:name="P3" style:family="paragraph" style:parent-style-name="Table_20_Contents">
      <style:text-properties officeooo:rsid="000a51f1" officeooo:paragraph-rsid="001576bd"/>
    </style:style>
    <style:style style:name="P4" style:family="paragraph" style:parent-style-name="Table_20_Contents">
      <style:text-properties officeooo:rsid="000cd327" officeooo:paragraph-rsid="000cd327"/>
    </style:style>
    <style:style style:name="P5" style:family="paragraph" style:parent-style-name="Table_20_Contents">
      <style:paragraph-properties fo:text-align="center" style:justify-single-word="false"/>
      <style:text-properties officeooo:rsid="000cd327" officeooo:paragraph-rsid="0016aa7c"/>
    </style:style>
    <style:style style:name="P6" style:family="paragraph" style:parent-style-name="Table_20_Contents">
      <style:text-properties officeooo:rsid="000cd327" officeooo:paragraph-rsid="0016aa7c"/>
    </style:style>
    <style:style style:name="P7" style:family="paragraph" style:parent-style-name="Table_20_Contents">
      <style:text-properties officeooo:rsid="000cd327" officeooo:paragraph-rsid="001878a5"/>
    </style:style>
    <style:style style:name="P8" style:family="paragraph" style:parent-style-name="Table_20_Contents">
      <style:paragraph-properties fo:text-align="center" style:justify-single-word="false"/>
      <style:text-properties officeooo:rsid="000e21c3" officeooo:paragraph-rsid="000e21c3"/>
    </style:style>
    <style:style style:name="P9" style:family="paragraph" style:parent-style-name="Table_20_Contents">
      <style:text-properties officeooo:rsid="000e21c3" officeooo:paragraph-rsid="000e21c3"/>
    </style:style>
    <style:style style:name="P10" style:family="paragraph" style:parent-style-name="Table_20_Contents">
      <style:text-properties fo:font-size="11pt" officeooo:rsid="000cd327" officeooo:paragraph-rsid="000cd327" style:font-size-asian="11pt" style:font-size-complex="11pt"/>
    </style:style>
    <style:style style:name="P11" style:family="paragraph" style:parent-style-name="Table_20_Contents">
      <style:text-properties fo:font-size="11pt" officeooo:rsid="000cd327" officeooo:paragraph-rsid="0016aa7c" style:font-size-asian="11pt" style:font-size-complex="11pt"/>
    </style:style>
    <style:style style:name="P12" style:family="paragraph" style:parent-style-name="Table_20_Contents">
      <style:text-properties fo:font-size="11pt" officeooo:rsid="000e21c3" officeooo:paragraph-rsid="000e21c3" style:font-size-asian="11pt" style:font-size-complex="11pt"/>
    </style:style>
    <style:style style:name="P13" style:family="paragraph" style:parent-style-name="Table_20_Contents">
      <style:text-properties fo:font-size="11pt" officeooo:rsid="000a51f1" officeooo:paragraph-rsid="000a51f1" style:font-size-asian="11pt" style:font-size-complex="11pt"/>
    </style:style>
    <style:style style:name="P14" style:family="paragraph" style:parent-style-name="Table_20_Contents">
      <style:text-properties fo:font-size="11pt" officeooo:rsid="001baa36" officeooo:paragraph-rsid="001baa36" style:font-size-asian="11pt" style:font-size-complex="11pt"/>
    </style:style>
    <style:style style:name="P15" style:family="paragraph" style:parent-style-name="Table_20_Contents">
      <style:text-properties fo:font-size="11pt" officeooo:rsid="001baa36" officeooo:paragraph-rsid="002156b8" style:font-size-asian="11pt" style:font-size-complex="11pt"/>
    </style:style>
    <style:style style:name="P16" style:family="paragraph" style:parent-style-name="Table_20_Contents">
      <style:text-properties fo:font-size="11pt" officeooo:rsid="001c6b85" officeooo:paragraph-rsid="001c6b85" style:font-size-asian="11pt" style:font-size-complex="11pt"/>
    </style:style>
    <style:style style:name="P17" style:family="paragraph" style:parent-style-name="Table_20_Contents">
      <style:text-properties fo:font-size="11pt" officeooo:rsid="001d7fe4" officeooo:paragraph-rsid="001d7fe4" style:font-size-asian="11pt" style:font-size-complex="11pt"/>
    </style:style>
    <style:style style:name="P18" style:family="paragraph" style:parent-style-name="Table_20_Contents">
      <style:text-properties fo:font-size="11pt" officeooo:rsid="001eda35" officeooo:paragraph-rsid="001eda35" style:font-size-asian="11pt" style:font-size-complex="11pt"/>
    </style:style>
    <style:style style:name="P19" style:family="paragraph" style:parent-style-name="Table_20_Contents">
      <style:text-properties officeooo:paragraph-rsid="000a51f1"/>
    </style:style>
    <style:style style:name="P20" style:family="paragraph" style:parent-style-name="Table_20_Contents">
      <style:text-properties officeooo:paragraph-rsid="001576bd"/>
    </style:style>
    <style:style style:name="P21" style:family="paragraph" style:parent-style-name="Table_20_Contents">
      <style:text-properties officeooo:paragraph-rsid="0015f746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paragraph-rsid="0015f746"/>
    </style:style>
    <style:style style:name="P24" style:family="paragraph" style:parent-style-name="Table_20_Contents">
      <style:paragraph-properties fo:text-align="center" style:justify-single-word="false"/>
      <style:text-properties officeooo:paragraph-rsid="002156b8"/>
    </style:style>
    <style:style style:name="P25" style:family="paragraph" style:parent-style-name="Table_20_Contents">
      <style:text-properties officeooo:paragraph-rsid="0016aa7c"/>
    </style:style>
    <style:style style:name="P26" style:family="paragraph" style:parent-style-name="Table_20_Contents">
      <style:text-properties officeooo:rsid="0016aa7c" officeooo:paragraph-rsid="0016aa7c"/>
    </style:style>
    <style:style style:name="P27" style:family="paragraph" style:parent-style-name="Table_20_Contents">
      <style:text-properties officeooo:rsid="001878a5" officeooo:paragraph-rsid="001878a5"/>
    </style:style>
    <style:style style:name="P28" style:family="paragraph" style:parent-style-name="Table_20_Contents">
      <style:text-properties officeooo:rsid="001a5150" officeooo:paragraph-rsid="001a5150"/>
    </style:style>
    <style:style style:name="P29" style:family="paragraph" style:parent-style-name="Table_20_Contents">
      <style:paragraph-properties fo:text-align="center" style:justify-single-word="false"/>
      <style:text-properties officeooo:rsid="001baa36" officeooo:paragraph-rsid="001baa36"/>
    </style:style>
    <style:style style:name="P30" style:family="paragraph" style:parent-style-name="Table_20_Contents">
      <style:paragraph-properties fo:text-align="center" style:justify-single-word="false"/>
      <style:text-properties officeooo:rsid="001baa36" officeooo:paragraph-rsid="002156b8"/>
    </style:style>
    <style:style style:name="P31" style:family="paragraph" style:parent-style-name="Table_20_Contents">
      <style:paragraph-properties fo:text-align="center" style:justify-single-word="false"/>
      <style:text-properties officeooo:rsid="001baa36" officeooo:paragraph-rsid="00266470"/>
    </style:style>
    <style:style style:name="P32" style:family="paragraph" style:parent-style-name="Table_20_Contents">
      <style:text-properties officeooo:rsid="001baa36" officeooo:paragraph-rsid="001baa36"/>
    </style:style>
    <style:style style:name="P33" style:family="paragraph" style:parent-style-name="Table_20_Contents">
      <style:text-properties officeooo:rsid="001baa36" officeooo:paragraph-rsid="002156b8"/>
    </style:style>
    <style:style style:name="P34" style:family="paragraph" style:parent-style-name="Table_20_Contents">
      <style:paragraph-properties fo:text-align="center" style:justify-single-word="false"/>
      <style:text-properties officeooo:rsid="001c6b85" officeooo:paragraph-rsid="001c6b85"/>
    </style:style>
    <style:style style:name="P35" style:family="paragraph" style:parent-style-name="Table_20_Contents">
      <style:text-properties officeooo:rsid="001c6b85" officeooo:paragraph-rsid="001c6b85"/>
    </style:style>
    <style:style style:name="P36" style:family="paragraph" style:parent-style-name="Table_20_Contents">
      <style:paragraph-properties fo:text-align="center" style:justify-single-word="false"/>
      <style:text-properties officeooo:rsid="001d7fe4" officeooo:paragraph-rsid="001d7fe4"/>
    </style:style>
    <style:style style:name="P37" style:family="paragraph" style:parent-style-name="Table_20_Contents">
      <style:text-properties officeooo:rsid="001d7fe4" officeooo:paragraph-rsid="001d7fe4"/>
    </style:style>
    <style:style style:name="P38" style:family="paragraph" style:parent-style-name="Table_20_Contents">
      <style:text-properties officeooo:rsid="001d7fe4" officeooo:paragraph-rsid="00207457"/>
    </style:style>
    <style:style style:name="P39" style:family="paragraph" style:parent-style-name="Table_20_Contents">
      <style:text-properties officeooo:rsid="001eda35" officeooo:paragraph-rsid="001eda35"/>
    </style:style>
    <style:style style:name="P40" style:family="paragraph" style:parent-style-name="Table_20_Contents">
      <style:text-properties officeooo:rsid="001eda35" officeooo:paragraph-rsid="00207457"/>
    </style:style>
    <style:style style:name="P41" style:family="paragraph" style:parent-style-name="Table_20_Contents">
      <style:paragraph-properties fo:text-align="center" style:justify-single-word="false"/>
      <style:text-properties officeooo:rsid="00207457" officeooo:paragraph-rsid="00207457"/>
    </style:style>
    <style:style style:name="P42" style:family="paragraph" style:parent-style-name="Table_20_Contents">
      <style:text-properties officeooo:rsid="00207457" officeooo:paragraph-rsid="00207457"/>
    </style:style>
    <style:style style:name="P43" style:family="paragraph" style:parent-style-name="Table_20_Contents">
      <style:text-properties officeooo:rsid="002156b8" officeooo:paragraph-rsid="002156b8"/>
    </style:style>
    <style:style style:name="P44" style:family="paragraph" style:parent-style-name="Table_20_Contents">
      <style:text-properties officeooo:rsid="002156b8" officeooo:paragraph-rsid="00266470"/>
    </style:style>
    <style:style style:name="P45" style:family="paragraph" style:parent-style-name="Standard">
      <style:paragraph-properties fo:text-align="center" style:justify-single-word="false" fo:orphans="0" fo:widows="0"/>
    </style:style>
    <style:style style:name="P46" style:family="paragraph" style:parent-style-name="Standard">
      <style:paragraph-properties fo:text-align="start" style:justify-single-word="false" fo:orphans="0" fo:widows="0"/>
      <style:text-properties fo:font-size="11pt" style:font-size-asian="11pt" style:font-size-complex="11pt"/>
    </style:style>
    <style:style style:name="P47" style:family="paragraph" style:parent-style-name="Standard">
      <style:paragraph-properties fo:text-align="start" style:justify-single-word="false" fo:orphans="0" fo:widows="0"/>
      <style:text-properties fo:font-size="11pt" officeooo:paragraph-rsid="002156b8" style:font-size-asian="11pt" style:font-size-complex="11pt"/>
    </style:style>
    <style:style style:name="P48" style:family="paragraph" style:parent-style-name="Standard">
      <style:paragraph-properties fo:text-align="start" style:justify-single-word="false" fo:orphans="0" fo:widows="0"/>
      <style:text-properties fo:font-size="11pt" officeooo:rsid="0025301a" officeooo:paragraph-rsid="0025301a" style:font-size-asian="11pt" style:font-size-complex="11pt"/>
    </style:style>
    <style:style style:name="P49" style:family="paragraph" style:parent-style-name="Standard">
      <style:paragraph-properties fo:text-align="start" style:justify-single-word="false" fo:orphans="0" fo:widows="0"/>
      <style:text-properties fo:font-size="11pt" style:font-size-asian="11pt" style:font-size-complex="11pt"/>
    </style:style>
    <style:style style:name="P50" style:family="paragraph" style:parent-style-name="Table_20_Contents">
      <style:text-properties officeooo:rsid="001d7fe4" officeooo:paragraph-rsid="0027ec12"/>
    </style:style>
    <style:style style:name="P51" style:family="paragraph" style:parent-style-name="Table_20_Contents">
      <style:text-properties officeooo:rsid="0016aa7c" officeooo:paragraph-rsid="0016aa7c"/>
    </style:style>
    <style:style style:name="P52" style:family="paragraph" style:parent-style-name="Table_20_Contents">
      <style:paragraph-properties fo:text-align="center" style:justify-single-word="false"/>
      <style:text-properties officeooo:rsid="001baa36" officeooo:paragraph-rsid="001baa36"/>
    </style:style>
    <style:style style:name="P53" style:family="paragraph" style:parent-style-name="Table_20_Contents">
      <style:text-properties officeooo:rsid="001baa36" officeooo:paragraph-rsid="001baa36"/>
    </style:style>
    <style:style style:name="P54" style:family="paragraph" style:parent-style-name="Table_20_Contents">
      <style:paragraph-properties fo:text-align="center" style:justify-single-word="false"/>
      <style:text-properties officeooo:paragraph-rsid="002156b8"/>
    </style:style>
    <style:style style:name="P55" style:family="paragraph" style:parent-style-name="Table_20_Contents">
      <style:text-properties fo:font-size="11pt" officeooo:rsid="001baa36" officeooo:paragraph-rsid="001baa36" style:font-size-asian="11pt" style:font-size-complex="11pt"/>
    </style:style>
    <style:style style:name="P56" style:family="paragraph" style:parent-style-name="Table_20_Contents">
      <style:text-properties officeooo:rsid="000cd327" officeooo:paragraph-rsid="001878a5"/>
    </style:style>
    <style:style style:name="P57" style:family="paragraph" style:parent-style-name="Table_20_Contents">
      <style:text-properties officeooo:rsid="000cd327" officeooo:paragraph-rsid="0027ec12"/>
    </style:style>
    <style:style style:name="P58" style:family="paragraph" style:parent-style-name="Table_20_Contents">
      <style:paragraph-properties fo:text-align="center" style:justify-single-word="false"/>
      <style:text-properties officeooo:rsid="0027ec12" officeooo:paragraph-rsid="0027ec12"/>
    </style:style>
    <style:style style:name="P59" style:family="paragraph" style:parent-style-name="Table_20_Contents">
      <style:text-properties officeooo:rsid="001eda35" officeooo:paragraph-rsid="001eda35"/>
    </style:style>
    <style:style style:name="P60" style:family="paragraph" style:parent-style-name="Table_20_Contents">
      <style:text-properties officeooo:rsid="001eda35" officeooo:paragraph-rsid="0027ec12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221fa" style:font-size-asian="11pt" style:font-size-complex="11pt"/>
    </style:style>
    <style:style style:name="T3" style:family="text">
      <style:text-properties fo:font-size="11pt" officeooo:rsid="0016aa7c" style:font-size-asian="11pt" style:font-size-complex="11pt"/>
    </style:style>
    <style:style style:name="T4" style:family="text">
      <style:text-properties fo:font-size="11pt" officeooo:rsid="000cd327" style:font-size-asian="11pt" style:font-size-complex="11pt"/>
    </style:style>
    <style:style style:name="T5" style:family="text">
      <style:text-properties fo:font-size="11pt" officeooo:rsid="001878a5" style:font-size-asian="11pt" style:font-size-complex="11pt"/>
    </style:style>
    <style:style style:name="T6" style:family="text">
      <style:text-properties fo:font-size="11pt" officeooo:rsid="001a5150" style:font-size-asian="11pt" style:font-size-complex="11pt"/>
    </style:style>
    <style:style style:name="T7" style:family="text">
      <style:text-properties fo:font-size="11pt" officeooo:rsid="001576bd" style:font-size-asian="11pt" style:font-size-complex="11pt"/>
    </style:style>
    <style:style style:name="T8" style:family="text">
      <style:text-properties fo:font-size="11pt" officeooo:rsid="0015f746" style:font-size-asian="11pt" style:font-size-complex="11pt"/>
    </style:style>
    <style:style style:name="T9" style:family="text">
      <style:text-properties fo:font-size="11pt" officeooo:rsid="000a51f1" style:font-size-asian="11pt" style:font-size-complex="11pt"/>
    </style:style>
    <style:style style:name="T10" style:family="text">
      <style:text-properties fo:font-size="11pt" officeooo:rsid="002156b8" style:font-size-asian="11pt" style:font-size-complex="11pt"/>
    </style:style>
    <style:style style:name="T11" style:family="text">
      <style:text-properties fo:font-size="11pt" officeooo:rsid="001baa36" style:font-size-asian="11pt" style:font-size-complex="11pt"/>
    </style:style>
    <style:style style:name="T12" style:family="text">
      <style:text-properties fo:font-size="11pt" officeooo:rsid="00266470" style:font-size-asian="11pt" style:font-size-complex="11pt"/>
    </style:style>
    <style:style style:name="T13" style:family="text">
      <style:text-properties fo:font-size="11pt" officeooo:rsid="00207457" style:font-size-asian="11pt" style:font-size-complex="11pt"/>
    </style:style>
    <style:style style:name="T14" style:family="text">
      <style:text-properties fo:font-size="11pt" officeooo:rsid="0020b51b" style:font-size-asian="11pt" style:font-size-complex="11pt"/>
    </style:style>
    <style:style style:name="T15" style:family="text">
      <style:text-properties fo:font-size="11pt" officeooo:rsid="001d7fe4" style:font-size-asian="11pt" style:font-size-complex="11pt"/>
    </style:style>
    <style:style style:name="T16" style:family="text">
      <style:text-properties fo:font-size="11pt" officeooo:rsid="0027ec12" style:font-size-asian="11pt" style:font-size-complex="11pt"/>
    </style:style>
    <style:style style:name="T17" style:family="text">
      <style:text-properties fo:font-size="11pt" officeooo:rsid="00280c49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"><text:span text:style-name="classe"><text:span text:style-name="T7">template&lt;class Sq&gt; </text:span></text:span></text:p>
            <text:p text:style-name="P2"><text:span text:style-name="classe"><text:span text:style-name="T1">class </text:span></text:span><text:span text:style-name="classe"><text:span text:style-name="T7">Game</text:span></text:span><text:span text:style-name="T1"> </text:span><text:span text:style-name="Commentaire"><text:span text:style-name="T1">//classe abstraite</text:span></text:span></text:p>
          </table:table-cell>
          <table:covered-table-cell/>
        </table:table-row>
        <table:table-row>
          <table:table-cell table:style-name="Tableau1.A2" office:value-type="string">
            <text:p text:style-name="P3"><text:span text:style-name="visibilité"><text:span text:style-name="T1">public:</text:span></text:span></text:p>
            <text:p text:style-name="P3"><text:span text:style-name="Nom_20_de_20_fonction"><text:span text:style-name="T8">Game</text:span></text:span><text:span text:style-name="T1">(</text:span><text:span text:style-name="Type_20_de_20_variable"><text:span text:style-name="T1">int</text:span></text:span><text:span text:style-name="T1">,</text:span><text:span text:style-name="Type_20_de_20_variable"><text:span text:style-name="T1">int</text:span></text:span><text:span text:style-name="T1">); </text:span><text:span text:style-name="Commentaire"><text:span text:style-name="T1">//dimensions</text:span></text:span></text:p>
            <text:p text:style-name="P3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8">play</text:span></text:span><text:span text:style-name="T1">();</text:span></text:p>
            <text:p text:style-name="P3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8">demo</text:span></text:span><text:span text:style-name="T1">();</text:span></text:p>
            <text:p text:style-name="P3"><text:span text:style-name="Qualificateurs"><text:span text:style-name="T1">virtual</text:span></text:span><text:span text:style-name="visibilité"><text:span text:style-name="T1"> </text:span></text:span><text:span text:style-name="Nom_20_de_20_fonction"><text:span text:style-name="T1">~Game</text:span></text:span><text:span text:style-name="T1">();</text:span></text:p>
            <text:p text:style-name="P13"/>
            <text:p text:style-name="P1"><text:span text:style-name="visibilité"><text:span text:style-name="T1">protected:</text:span></text:span></text:p>
            <text:p text:style-name="P3"><text:span text:style-name="Qualificateurs"><text:span text:style-name="T1">const</text:span></text:span><text:span text:style-name="T1"> </text:span><text:span text:style-name="Type_20_de_20_variable"><text:span text:style-name="T1">int</text:span></text:span><text:span text:style-name="T1"> </text:span><text:span text:style-name="Nom_20_de_20_variable"><text:span text:style-name="T7">height</text:span></text:span><text:span text:style-name="T1">;</text:span></text:p>
            <text:p text:style-name="P3"><text:span text:style-name="Qualificateurs"><text:span text:style-name="T1">const</text:span></text:span><text:span text:style-name="visibilité"><text:span text:style-name="T1"> </text:span></text:span><text:span text:style-name="Type_20_de_20_variable"><text:span text:style-name="T1">int</text:span></text:span><text:span text:style-name="visibilité"><text:span text:style-name="T1"> </text:span></text:span><text:span text:style-name="Nom_20_de_20_variable"><text:span text:style-name="T7">width</text:span></text:span><text:span text:style-name="visibilité"><text:span text:style-name="T1">;</text:span></text:span></text:p>
            <text:p text:style-name="P19"><text:span text:style-name="Type_20_de_20_variable"><text:span text:style-name="T7">vector&lt;Sq&gt;</text:span></text:span><text:span text:style-name="T7">*</text:span><text:span text:style-name="T9"> </text:span><text:span text:style-name="Nom_20_de_20_variable"><text:span text:style-name="T9">plateau</text:span></text:span><text:span text:style-name="T9">;</text:span></text:p>
            <text:p text:style-name="P1"><text:span text:style-name="Type_20_de_20_variable"><text:span text:style-name="T7">long long</text:span></text:span><text:span text:style-name="T1"> </text:span><text:span text:style-name="Nom_20_de_20_variable"><text:span text:style-name="T1">score</text:span></text:span><text:span text:style-name="T1">;</text:span></text:p>
            <text:p text:style-name="P1"><text:span text:style-name="visibilité"><text:span text:style-name="T1"/></text:span></text:p>
          </table:table-cell>
          <table:table-cell table:style-name="Tableau1.B2" office:value-type="string">
            <text:p text:style-name="P3"><text:span text:style-name="visibilité"><text:span text:style-name="T7">private:</text:span></text:span></text:p>
            <text:p text:style-name="P20"><text:span text:style-name="Type_20_de_20_variable"><text:span text:style-name="T7">bool </text:span></text:span><text:span text:style-name="Nom_20_de_20_variable"><text:span text:style-name="T7">quit</text:span></text:span><text:span text:style-name="T1">;</text:span></text:p>
            <text:p text:style-name="P20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init</text:span></text:span><text:span text:style-name="T7">()=0;</text:span></text:p>
            <text:p text:style-name="P20"><text:span text:style-name="Qualificateurs"><text:span text:style-name="T7">virtual </text:span></text:span><text:span text:style-name="Type_20_de_20_variable"><text:span text:style-name="T7">bool </text:span></text:span><text:span text:style-name="Nom_20_de_20_fonction"><text:span text:style-name="T7">is_over</text:span></text:span><text:span text:style-name="T7">() </text:span><text:span text:style-name="Qualificateurs"><text:span text:style-name="T7">const</text:span></text:span><text:span text:style-name="T7">=0;</text:span></text:p>
            <text:p text:style-name="P21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8">move</text:span></text:span><text:span text:style-name="T7">(</text:span><text:span text:style-name="Type_20_de_20_variable"><text:span text:style-name="T7">Direction</text:span></text:span><text:span text:style-name="T7">)=0;</text:span></text:p>
            <text:p text:style-name="P20"><text:span text:style-name="Qualificateurs"><text:span text:style-name="T9">virtual</text:span></text:span><text:span text:style-name="T9"> </text:span><text:span text:style-name="Type_20_de_20_variable"><text:span text:style-name="T9">void</text:span></text:span><text:span text:style-name="T9"> </text:span><text:span text:style-name="Nom_20_de_20_fonction"><text:span text:style-name="T7">print</text:span></text:span><text:span text:style-name="T9">(</text:span><text:span text:style-name="Type_20_de_20_variable"><text:span text:style-name="T9">ostream</text:span></text:span><text:span text:style-name="T9">&amp; </text:span><text:span text:style-name="Nom_20_de_20_variable"><text:span text:style-name="T9">o</text:span></text:span><text:span text:style-name="T9">=cout) </text:span><text:span text:style-name="Qualificateurs"><text:span text:style-name="T9">const</text:span></text:span><text:span text:style-name="T9">=0;</text:span></text:p>
            <text:p text:style-name="P20"><text:span text:style-name="Qualificateurs"><text:span text:style-name="T8">friend </text:span></text:span><text:span text:style-name="Type_20_de_20_variable"><text:span text:style-name="T7">ostream&amp; </text:span></text:span><text:span text:style-name="Nom_20_de_20_fonction"><text:span text:style-name="T8">operator&lt;&lt;</text:span></text:span><text:span text:style-name="T7">(</text:span><text:span text:style-name="Type_20_de_20_variable"><text:span text:style-name="T7">ostream</text:span></text:span><text:span text:style-name="T7">&amp; </text:span><text:span text:style-name="Nom_20_de_20_variable"><text:span text:style-name="T7">o</text:span></text:span><text:span text:style-name="T7">, </text:span><text:span text:style-name="Qualificateurs"><text:span text:style-name="T7">const</text:span></text:span><text:span text:style-name="T7"> </text:span><text:span text:style-name="Type_20_de_20_variable"><text:span text:style-name="T7">Game&lt;S</text:span></text:span><text:span text:style-name="Type_20_de_20_variable"><text:span text:style-name="T17">q</text:span></text:span><text:span text:style-name="Type_20_de_20_variable"><text:span text:style-name="T7">&gt;</text:span></text:span><text:span text:style-name="T7">&amp; </text:span><text:span text:style-name="Nom_20_de_20_variable"><text:span text:style-name="T7">game</text:span></text:span><text:span text:style-name="T7">);</text:span></text:p>
            <text:p text:style-name="P20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move_up</text:span></text:span><text:span text:style-name="T7">();</text:span></text:p>
            <text:p text:style-name="P20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move_down</text:span></text:span><text:span text:style-name="T7">();</text:span></text:p>
            <text:p text:style-name="P20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move_left</text:span></text:span><text:span text:style-name="T7">();</text:span></text:p>
            <text:p text:style-name="P21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move_right</text:span></text:span><text:span text:style-name="T7">();</text:span></text:p>
            <text:p text:style-name="P21"><text:span text:style-name="Qualificateurs"><text:span text:style-name="T7">virtual </text:span></text:span><text:span text:style-name="Type_20_de_20_variable"><text:span text:style-name="T7">bool </text:span></text:span><text:span text:style-name="Nom_20_de_20_fonction"><text:span text:style-name="T7">is_stuck</text:span></text:span><text:span text:style-name="T7">() </text:span><text:span text:style-name="Qualificateurs"><text:span text:style-name="T7">const</text:span></text:span><text:span text:style-name="T7">;</text:span></text:p>
          </table:table-cell>
        </table:table-row>
      </table:table>
      <text:p text:style-name="P46"/>
      <text:p text:style-name="P46"/>
      <text:p text:style-name="P48"/>
      <text:p text:style-name="P45"><text:span text:style-name="classe"><text:span text:style-name="T1"/></text:span></text:p>
      <text:p text:style-name="P46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3"><text:span text:style-name="classe"><text:span text:style-name="T8">enum class Direction { up, down, left, right}</text:span></text:span></text:p>
          </table:table-cell>
        </table:table-row>
      </table:table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5"><text:span text:style-name="classe"><text:span text:style-name="T1">class </text:span></text:span><text:span text:style-name="classe"><text:span text:style-name="T3">Game_</text:span></text:span><text:span text:style-name="classe"><text:span text:style-name="T1">2048 </text:span></text:span><text:span text:style-name="T1">:</text:span><text:span text:style-name="classe"><text:span text:style-name="T1"> </text:span></text:span></text:p>
            <text:p text:style-name="P5"><text:span text:style-name="visibilité"><text:span text:style-name="T1">public</text:span></text:span><text:span text:style-name="classe"><text:span text:style-name="T1"> </text:span></text:span><text:span text:style-name="classe"><text:span text:style-name="T3">Game&lt;Square_2048&gt;</text:span></text:span></text:p>
          </table:table-cell>
          <table:table-cell table:style-name="Tableau2.A1" office:value-type="string">
            <text:p text:style-name="P58"><text:span text:style-name="classe"><text:span text:style-name="T1">template &lt;class C&gt;</text:span></text:span></text:p>
            <text:p text:style-name="P5"><text:span text:style-name="classe"><text:span text:style-name="T1">class Taquin</text:span></text:span><text:span text:style-name="T1"> :</text:span></text:p>
            <text:p text:style-name="P5"><text:span text:style-name="T1"><text:s/></text:span><text:span text:style-name="visibilité"><text:span text:style-name="T1">public</text:span></text:span><text:span text:style-name="T1"> </text:span><text:span text:style-name="classe"><text:span text:style-name="T3">Game&lt;Square_Taquin</text:span></text:span><text:span text:style-name="classe"><text:span text:style-name="T16">&lt;C&gt;</text:span></text:span><text:span text:style-name="classe"><text:span text:style-name="T3">&gt;</text:span></text:span></text:p>
          </table:table-cell>
          <table:table-cell table:style-name="Tableau2.C1" office:value-type="string">
            <text:p text:style-name="P8"><text:span text:style-name="classe"><text:span text:style-name="T1">class Sokoban</text:span></text:span><text:span text:style-name="T1"> : </text:span><text:span text:style-name="visibilité"><text:span text:style-name="T1">public </text:span></text:span><text:span text:style-name="classe"><text:span text:style-name="T3">Game&lt;CaseSok&gt;</text:span></text:span></text:p>
          </table:table-cell>
        </table:table-row>
        <table:table-row>
          <table:table-cell table:style-name="Tableau2.A2" office:value-type="string">
            <text:p text:style-name="P6"><text:span text:style-name="visibilité"><text:span text:style-name="T1">public:</text:span></text:span></text:p>
            <text:p text:style-name="P25"><text:span text:style-name="Nom_20_de_20_fonction"><text:span text:style-name="T4">Game_2048</text:span></text:span><text:span text:style-name="T4">(</text:span><text:span text:style-name="Type_20_de_20_variable"><text:span text:style-name="T4">int</text:span></text:span><text:span text:style-name="T4"> </text:span><text:span text:style-name="Nom_20_de_20_variable"><text:span text:style-name="T3">height</text:span></text:span><text:span text:style-name="T3">);</text:span></text:p>
            <text:p text:style-name="P11"/>
            <text:p text:style-name="P7"><text:span text:style-name="visibilité"><text:span text:style-name="T5">protected:</text:span></text:span></text:p>
            <text:p text:style-name="P27"><text:span text:style-name="Qualificateurs"><text:span text:style-name="T1">virtual</text:span></text:span><text:span text:style-name="T1"> </text:span><text:span text:style-name="Type_20_de_20_variable"><text:span text:style-name="T1">Square_2048</text:span></text:span><text:span text:style-name="T1"> </text:span><text:span text:style-name="Nom_20_de_20_fonction"><text:span text:style-name="T1">random_square</text:span></text:span><text:span text:style-name="T1">() </text:span><text:span text:style-name="Qualificateurs"><text:span text:style-name="T10">const</text:span></text:span><text:span text:style-name="T1">;</text:span></text:p>
            <text:p text:style-name="P27"><text:span text:style-name="Qualificateurs"><text:span text:style-name="T1">virtual</text:span></text:span><text:span text:style-name="T1"> </text:span><text:span text:style-name="Type_20_de_20_variable"><text:span text:style-name="T1">unsigned long long</text:span></text:span><text:span text:style-name="T1"> </text:span><text:span text:style-name="Nom_20_de_20_fonction"><text:span text:style-name="T1">random_value</text:span></text:span><text:span text:style-name="T1">() </text:span><text:span text:style-name="Qualificateurs"><text:span text:style-name="T10">const</text:span></text:span><text:span text:style-name="T1">;</text:span></text:p>
            <text:p text:style-name="P11"/>
            <text:p text:style-name="P4"><text:span text:style-name="visibilité"><text:span text:style-name="T1">p</text:span></text:span><text:span text:style-name="visibilité"><text:span text:style-name="T5">r</text:span></text:span><text:span text:style-name="visibilité"><text:span text:style-name="T1">i</text:span></text:span><text:span text:style-name="visibilité"><text:span text:style-name="T5">vate</text:span></text:span><text:span text:style-name="visibilité"><text:span text:style-name="T1">:</text:span></text:span></text:p>
            <text:p text:style-name="P25"><text:span text:style-name="Type_20_de_20_variable"><text:span text:style-name="T3">bool </text:span></text:span><text:span text:style-name="Nom_20_de_20_variable"><text:span text:style-name="T3">board_change</text:span></text:span><text:span text:style-name="T1">;</text:span></text:p>
            <text:p text:style-name="P25"><text:span text:style-name="Type_20_de_20_variable"><text:span text:style-name="T3">vector&lt;pair&lt;int, int&gt;&gt; </text:span></text:span><text:span text:style-name="Nom_20_de_20_variable"><text:span text:style-name="T3">empty_squares</text:span></text:span><text:span text:style-name="T1">;</text:span></text:p>
            <text:p text:style-name="P26"><text:span text:style-name="Qualificateurs"><text:span text:style-name="T1">virtual </text:span></text:span><text:span text:style-name="Type_20_de_20_variable"><text:span text:style-name="T1">void </text:span></text:span><text:span text:style-name="Nom_20_de_20_fonction"><text:span text:style-name="T1">init</text:span></text:span><text:span text:style-name="T1">();</text:span></text:p>
            <text:p text:style-name="P26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move</text:span></text:span><text:span text:style-name="T1">(</text:span><text:span text:style-name="Type_20_de_20_variable"><text:span text:style-name="T1">Direction</text:span></text:span><text:span text:style-name="T1"> </text:span><text:span text:style-name="Nom_20_de_20_variable"><text:span text:style-name="T1">dir</text:span></text:span><text:span text:style-name="T1">);</text:span></text:p>
            <text:p text:style-name="P26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is_over</text:span></text:span><text:span text:style-name="T1">() </text:span><text:span text:style-name="Qualificateurs"><text:span text:style-name="T1">const</text:span></text:span><text:span text:style-name="T1">;</text:span></text:p>
            <text:p text:style-name="P26"><text:span text:style-name="Type_20_de_20_variable"><text:span text:style-name="T1">void</text:span></text:span><text:span text:style-name="T1"> </text:span><text:span text:style-name="Nom_20_de_20_fonction"><text:span text:style-name="T1">transpose_board</text:span></text:span><text:span text:style-name="T1">();</text:span></text:p>
            <text:p text:style-name="P26"><text:span text:style-name="Type_20_de_20_variable"><text:span text:style-name="T1">void</text:span></text:span><text:span text:style-name="T1"> </text:span><text:span text:style-name="Nom_20_de_20_fonction"><text:span text:style-name="T1">pop_up_new_square</text:span></text:span><text:span text:style-name="T1">();</text:span></text:p>
            <text:p text:style-name="P26"><text:span text:style-name="Type_20_de_20_variable"><text:span text:style-name="T1">void</text:span></text:span><text:span text:style-name="T1"> </text:span><text:span text:style-name="Nom_20_de_20_fonction"><text:span text:style-name="T1">slide_line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i</text:span></text:span><text:span text:style-name="T1">, </text:span><text:span text:style-name="Type_20_de_20_variable"><text:span text:style-name="T1">Direction</text:span></text:span><text:span text:style-name="T1"> </text:span><text:span text:style-name="Nom_20_de_20_variable"><text:span text:style-name="T1">dir</text:span></text:span><text:span text:style-name="T1">);</text:span></text:p>
            <text:p text:style-name="P26"><text:span text:style-name="Type_20_de_20_variable"><text:span text:style-name="T1">void</text:span></text:span><text:span text:style-name="T1"> </text:span><text:span text:style-name="Nom_20_de_20_fonction"><text:span text:style-name="T1">merge_line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i</text:span></text:span><text:span text:style-name="T1">, </text:span><text:span text:style-name="Type_20_de_20_variable"><text:span text:style-name="T1">Direction</text:span></text:span><text:span text:style-name="T1"> </text:span><text:span text:style-name="Nom_20_de_20_variable"><text:span text:style-name="T1">dir</text:span></text:span><text:span text:style-name="T1">);</text:span></text:p>
            <text:p text:style-name="P26"><text:span text:style-name="Type_20_de_20_variable"><text:span text:style-name="T1">void</text:span></text:span><text:span text:style-name="T1"> </text:span><text:span text:style-name="Nom_20_de_20_fonction"><text:span text:style-name="T1">add_empty_square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i</text:span></text:span><text:span text:style-name="T1">, </text:span><text:span text:style-name="Type_20_de_20_variable"><text:span text:style-name="T1">int</text:span></text:span><text:span text:style-name="T1"> </text:span><text:span text:style-name="Nom_20_de_20_variable"><text:span text:style-name="T1">j</text:span></text:span><text:span text:style-name="T1">);</text:span></text:p>
            <text:p text:style-name="P26"><text:span text:style-name="classe"><text:span text:style-name="T1">template&lt;class It&gt;</text:span></text:span></text:p>
            <text:p text:style-name="P26"><text:span text:style-name="Type_20_de_20_variable"><text:span text:style-name="T1">int</text:span></text:span><text:span text:style-name="T1"> </text:span><text:span text:style-name="Nom_20_de_20_fonction"><text:span text:style-name="T1">slide_line_template</text:span></text:span><text:span text:style-name="T1">(</text:span><text:span text:style-name="Type_20_de_20_variable"><text:span text:style-name="T1">It</text:span></text:span><text:span text:style-name="T1"> </text:span><text:span text:style-name="Nom_20_de_20_variable"><text:span text:style-name="T1">begin</text:span></text:span><text:span text:style-name="T1">, </text:span><text:span text:style-name="Type_20_de_20_variable"><text:span text:style-name="T1">It</text:span></text:span><text:span text:style-name="T1"> </text:span><text:span text:style-name="Nom_20_de_20_variable"><text:span text:style-name="T1">end</text:span></text:span><text:span text:style-name="T1">);</text:span></text:p>
            <text:p text:style-name="P26"><text:span text:style-name="Type_20_de_20_variable"><text:span text:style-name="T1">void</text:span></text:span><text:span text:style-name="T1"> </text:span><text:span text:style-name="Nom_20_de_20_fonction"><text:span text:style-name="T1">slide_board</text:span></text:span><text:span text:style-name="T1">(</text:span><text:span text:style-name="Type_20_de_20_variable"><text:span text:style-name="T1">Direction</text:span></text:span><text:span text:style-name="T1"> </text:span><text:span text:style-name="Nom_20_de_20_variable"><text:span text:style-name="T1">dir</text:span></text:span><text:span text:style-name="T1">, </text:span><text:span text:style-name="Type_20_de_20_variable"><text:span text:style-name="T1">bool</text:span></text:span><text:span text:style-name="T1"> </text:span><text:span text:style-name="Nom_20_de_20_variable"><text:span text:style-name="T1">transpose</text:span></text:span><text:span text:style-name="T1">);</text:span></text:p>
            <text:p text:style-name="P26"><text:span text:style-name="classe"><text:span text:style-name="T1">template&lt;class It&gt;</text:span></text:span></text:p>
            <text:p text:style-name="P26"><text:span text:style-name="Type_20_de_20_variable"><text:span text:style-name="T1">void</text:span></text:span><text:span text:style-name="T1"> </text:span><text:span text:style-name="Nom_20_de_20_fonction"><text:span text:style-name="T1">merge_line_template</text:span></text:span><text:span text:style-name="T1">(</text:span><text:span text:style-name="Type_20_de_20_variable"><text:span text:style-name="T1">It</text:span></text:span><text:span text:style-name="T1"> </text:span><text:span text:style-name="Nom_20_de_20_variable"><text:span text:style-name="T1">begin</text:span></text:span><text:span text:style-name="T1">, </text:span><text:span text:style-name="Type_20_de_20_variable"><text:span text:style-name="T1">It</text:span></text:span><text:span text:style-name="T1"> </text:span><text:span text:style-name="Nom_20_de_20_variable"><text:span text:style-name="T1">end</text:span></text:span><text:span text:style-name="T1">);</text:span></text:p>
            <text:p text:style-name="P50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is_mergeable</text:span></text:span><text:span text:style-name="T1">(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4">const</text:span></text:span><text:span text:style-name="T1">;</text:span></text:p>
            <text:p text:style-name="P50"><text:span text:style-name="Qualificateurs"><text:span text:style-name="T1">virtual</text:span></text:span><text:span text:style-name="T1"> </text:span><text:span text:style-name="Type_20_de_20_variable"><text:span text:style-name="T1">Square_2048</text:span></text:span><text:span text:style-name="T1"> </text:span><text:span text:style-name="Nom_20_de_20_fonction"><text:span text:style-name="T1">merge</text:span></text:span><text:span text:style-name="T1">(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;</text:span></text:p>
          </table:table-cell>
          <table:table-cell table:style-name="Tableau2.B2" office:value-type="string">
            <text:p text:style-name="P7"><text:span text:style-name="visibilité"><text:span text:style-name="T1">public:</text:span></text:span></text:p>
            <text:p text:style-name="P57"><text:span text:style-name="Qualificateurs"><text:span text:style-name="T5">static </text:span></text:span><text:span text:style-name="Qualificateurs"><text:span text:style-name="T16">const</text:span></text:span><text:span text:style-name="visibilité"><text:span text:style-name="T5"> </text:span></text:span><text:span text:style-name="Type_20_de_20_variable"><text:span text:style-name="T5">Square_Taquin</text:span></text:span><text:span text:style-name="Type_20_de_20_variable"><text:span text:style-name="T16">&lt;C&gt;</text:span></text:span><text:span text:style-name="visibilité"><text:span text:style-name="T5"> </text:span></text:span><text:span text:style-name="Nom_20_de_20_variable"><text:span text:style-name="T5">empty</text:span></text:span><text:span text:style-name="visibilité"><text:span text:style-name="T5">;</text:span></text:span></text:p>
            <text:p text:style-name="P7"><text:span text:style-name="Nom_20_de_20_fonction"><text:span text:style-name="T1">Taquin</text:span></text:span><text:span text:style-name="T1">(</text:span><text:span text:style-name="Type_20_de_20_variable"><text:span text:style-name="T1">int</text:span></text:span><text:span text:style-name="T1">,</text:span><text:span text:style-name="Type_20_de_20_variable"><text:span text:style-name="T1">int</text:span></text:span><text:span text:style-name="T1">);</text:span></text:p>
            <text:p text:style-name="P7"><text:span text:style-name="Qualificateurs"><text:span text:style-name="T2">virtual</text:span></text:span><text:span text:style-name="Nom_20_de_20_fonction"><text:span text:style-name="T2"> </text:span></text:span><text:span text:style-name="Nom_20_de_20_fonction"><text:span text:style-name="T1">~Taquin</text:span></text:span><text:span text:style-name="T1">();</text:span></text:p>
            <text:p text:style-name="P10"/>
            <text:p text:style-name="P4"><text:span text:style-name="visibilité"><text:span text:style-name="T1">pr</text:span></text:span><text:span text:style-name="visibilité"><text:span text:style-name="T5">ivate</text:span></text:span><text:span text:style-name="visibilité"><text:span text:style-name="T1">:</text:span></text:span></text:p>
            <text:p text:style-name="P4"><text:span text:style-name="Type_20_de_20_variable"><text:span text:style-name="T1">int</text:span></text:span><text:span text:style-name="T1"> </text:span><text:span text:style-name="Nom_20_de_20_variable"><text:span text:style-name="T1">pos_e</text:span></text:span><text:span text:style-name="Nom_20_de_20_variable"><text:span text:style-name="T5">mpty_w</text:span></text:span><text:span text:style-name="T1">;</text:span></text:p>
            <text:p text:style-name="P4"><text:span text:style-name="Type_20_de_20_variable"><text:span text:style-name="T1">int</text:span></text:span><text:span text:style-name="T1"> </text:span><text:span text:style-name="Nom_20_de_20_variable"><text:span text:style-name="T1">pos_</text:span></text:span><text:span text:style-name="Nom_20_de_20_variable"><text:span text:style-name="T5">empty_h</text:span></text:span><text:span text:style-name="T1">;</text:span></text:p>
            <text:p text:style-name="P27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init</text:span></text:span><text:span text:style-name="T1">();</text:span></text:p>
            <text:p text:style-name="P27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is_over</text:span></text:span><text:span text:style-name="T1">() </text:span><text:span text:style-name="Qualificateurs"><text:span text:style-name="T1">const</text:span></text:span><text:span text:style-name="T1">;</text:span></text:p>
            <text:p text:style-name="P27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move</text:span></text:span><text:span text:style-name="T1">();</text:span></text:p>
            <text:p text:style-name="P27"><text:span text:style-name="Type_20_de_20_variable"><text:span text:style-name="T1">void</text:span></text:span><text:span text:style-name="T1"> </text:span><text:span text:style-name="Nom_20_de_20_fonction"><text:span text:style-name="T1">fill</text:span></text:span><text:span text:style-name="T1">();</text:span></text:p>
            <text:p text:style-name="P27"><text:span text:style-name="Type_20_de_20_variable"><text:span text:style-name="T1">void</text:span></text:span><text:span text:style-name="T1"> </text:span><text:span text:style-name="Nom_20_de_20_fonction"><text:span text:style-name="T1">mix</text:span></text:span><text:span text:style-name="T1">();</text:span></text:p>
            <text:p text:style-name="P10"/>
            <text:p text:style-name="P4"><text:span text:style-name="visibilité"><text:span text:style-name="T1"/></text:span></text:p>
          </table:table-cell>
          <table:table-cell table:style-name="Tableau2.C2" office:value-type="string">
            <text:p text:style-name="P9"><text:span text:style-name="visibilité"><text:span text:style-name="T1">public:</text:span></text:span></text:p>
            <text:p text:style-name="P9"><text:span text:style-name="Nom_20_de_20_fonction"><text:span text:style-name="T1">Sokoban</text:span></text:span><text:span text:style-name="T1">(</text:span><text:span text:style-name="Type_20_de_20_variable"><text:span text:style-name="T1">int </text:span></text:span><text:span text:style-name="Nom_20_de_20_variable"><text:span text:style-name="T5">h</text:span></text:span><text:span text:style-name="T1">,</text:span><text:span text:style-name="Type_20_de_20_variable"><text:span text:style-name="T1">int </text:span></text:span><text:span text:style-name="Nom_20_de_20_variable"><text:span text:style-name="T5">w</text:span></text:span><text:span text:style-name="Type_20_de_20_variable"><text:span text:style-name="T5">, int </text:span></text:span><text:span text:style-name="Nom_20_de_20_variable"><text:span text:style-name="T5">nb_crates</text:span></text:span><text:span text:style-name="T5">=-1</text:span><text:span text:style-name="T1">);</text:span></text:p>
            <text:p text:style-name="P9"><text:span text:style-name="Qualificateurs"><text:span text:style-name="T2">virtual</text:span></text:span><text:span text:style-name="Nom_20_de_20_fonction"><text:span text:style-name="T2"> </text:span></text:span><text:span text:style-name="Nom_20_de_20_fonction"><text:span text:style-name="T1">~Sokoban</text:span></text:span><text:span text:style-name="T1">();</text:span></text:p>
            <text:p text:style-name="P12"/>
            <text:p text:style-name="P27"><text:span text:style-name="visibilité"><text:span text:style-name="T1">private:</text:span></text:span></text:p>
            <text:p text:style-name="P27"><text:span text:style-name="Qualificateurs"><text:span text:style-name="T1">static</text:span></text:span><text:span text:style-name="T1"> </text:span><text:span text:style-name="Qualificateurs"><text:span text:style-name="T1">const</text:span></text:span><text:span text:style-name="T1"> </text:span><text:span text:style-name="Type_20_de_20_variable"><text:span text:style-name="T1">int</text:span></text:span><text:span text:style-name="T1"> </text:span><text:span text:style-name="Nom_20_de_20_variable"><text:span text:style-name="T1">min_height</text:span></text:span><text:span text:style-name="T1">=10;</text:span></text:p>
            <text:p text:style-name="P27"><text:span text:style-name="Qualificateurs"><text:span text:style-name="T1">static</text:span></text:span><text:span text:style-name="T1"> </text:span><text:span text:style-name="Qualificateurs"><text:span text:style-name="T1">const</text:span></text:span><text:span text:style-name="T1"> </text:span><text:span text:style-name="Type_20_de_20_variable"><text:span text:style-name="T1">int</text:span></text:span><text:span text:style-name="T1"> </text:span><text:span text:style-name="Nom_20_de_20_variable"><text:span text:style-name="T1">min_width</text:span></text:span><text:span text:style-name="T1">=10;</text:span></text:p>
            <text:p text:style-name="P27"><text:span text:style-name="Type_20_de_20_variable"><text:span text:style-name="T1">int</text:span></text:span><text:span text:style-name="T1"> </text:span><text:span text:style-name="Nom_20_de_20_variable"><text:span text:style-name="T1">nb_crates</text:span></text:span><text:span text:style-name="T1">;</text:span></text:p>
            <text:p text:style-name="P27"><text:span text:style-name="Type_20_de_20_variable"><text:span text:style-name="T1">int</text:span></text:span><text:span text:style-name="T1"> </text:span><text:span text:style-name="Nom_20_de_20_variable"><text:span text:style-name="T1">pos_h</text:span></text:span><text:span text:style-name="T1">;</text:span></text:p>
            <text:p text:style-name="P27"><text:span text:style-name="Type_20_de_20_variable"><text:span text:style-name="T1">int</text:span></text:span><text:span text:style-name="T1"> </text:span><text:span text:style-name="Nom_20_de_20_variable"><text:span text:style-name="T1">pos_w</text:span></text:span><text:span text:style-name="T1">;</text:span></text:p>
            <text:p text:style-name="P27"><text:span text:style-name="Type_20_de_20_variable"><text:span text:style-name="T1">int</text:span></text:span><text:span text:style-name="T1"> </text:span><text:span text:style-name="Nom_20_de_20_variable"><text:span text:style-name="T1">i_top_left</text:span></text:span><text:span text:style-name="T1">;</text:span></text:p>
            <text:p text:style-name="P27"><text:span text:style-name="Type_20_de_20_variable"><text:span text:style-name="T1">int</text:span></text:span><text:span text:style-name="T1"> </text:span><text:span text:style-name="Nom_20_de_20_variable"><text:span text:style-name="T6">j</text:span></text:span><text:span text:style-name="Nom_20_de_20_variable"><text:span text:style-name="T1">_top_</text:span></text:span><text:span text:style-name="Nom_20_de_20_variable"><text:span text:style-name="T6">left</text:span></text:span><text:span text:style-name="T1">;</text:span></text:p>
            <text:p text:style-name="P27"><text:span text:style-name="Type_20_de_20_variable"><text:span text:style-name="T1">int</text:span></text:span><text:span text:style-name="T1"> </text:span><text:span text:style-name="Nom_20_de_20_variable"><text:span text:style-name="T1">i_</text:span></text:span><text:span text:style-name="Nom_20_de_20_variable"><text:span text:style-name="T6">top_right</text:span></text:span><text:span text:style-name="T6">;</text:span></text:p>
            <text:p text:style-name="P28"><text:span text:style-name="Type_20_de_20_variable"><text:span text:style-name="T1">int</text:span></text:span><text:span text:style-name="T1"> </text:span><text:span text:style-name="Nom_20_de_20_variable"><text:span text:style-name="T1">j_top_right</text:span></text:span><text:span text:style-name="T1">;</text:span></text:p>
            <text:p text:style-name="P28"><text:span text:style-name="Type_20_de_20_variable"><text:span text:style-name="T1">int</text:span></text:span><text:span text:style-name="T1"> </text:span><text:span text:style-name="Nom_20_de_20_variable"><text:span text:style-name="T1">i_bottom_left</text:span></text:span><text:span text:style-name="T1">;</text:span></text:p>
            <text:p text:style-name="P28"><text:span text:style-name="Type_20_de_20_variable"><text:span text:style-name="T1">int</text:span></text:span><text:span text:style-name="T1"> </text:span><text:span text:style-name="Nom_20_de_20_variable"><text:span text:style-name="T1">j_bottom_left</text:span></text:span><text:span text:style-name="T1">;</text:span></text:p>
            <text:p text:style-name="P28"><text:span text:style-name="Type_20_de_20_variable"><text:span text:style-name="T1">int</text:span></text:span><text:span text:style-name="T1"> </text:span><text:span text:style-name="Nom_20_de_20_variable"><text:span text:style-name="T1">i_bottom_right</text:span></text:span><text:span text:style-name="T1">;</text:span></text:p>
            <text:p text:style-name="P28"><text:span text:style-name="Type_20_de_20_variable"><text:span text:style-name="T1">int</text:span></text:span><text:span text:style-name="T1"> </text:span><text:span text:style-name="Nom_20_de_20_variable"><text:span text:style-name="T1">j_bottom_right</text:span></text:span><text:span text:style-name="T1">;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print</text:span></text:span><text:span text:style-name="T1">(</text:span><text:span text:style-name="Type_20_de_20_variable"><text:span text:style-name="T1">ostream</text:span></text:span><text:span text:style-name="T1">&amp; </text:span><text:span text:style-name="Nom_20_de_20_variable"><text:span text:style-name="T1">o</text:span></text:span><text:span text:style-name="T1">=cout) </text:span><text:span text:style-name="Qualificateurs"><text:span text:style-name="T1">const</text:span></text:span><text:span text:style-name="T1">;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init</text:span></text:span><text:span text:style-name="T1">();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_walls</text:span></text:span><text:span text:style-name="T1">();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ExternalWalls</text:span></text:span><text:span text:style-name="T1">();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InternalWalls</text:span></text:span><text:span text:style-name="T1">();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_target_crates</text:span></text:span><text:span text:style-name="T1">();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free_zone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h_c</text:span></text:span><text:span text:style-name="T1">, </text:span><text:span text:style-name="Type_20_de_20_variable"><text:span text:style-name="T1">int</text:span></text:span><text:span text:style-name="T1"> </text:span><text:span text:style-name="Nom_20_de_20_variable"><text:span text:style-name="T1">l_c</text:span></text:span><text:span text:style-name="T1">) </text:span><text:span text:style-name="Qualificateurs"><text:span text:style-name="T1">const</text:span></text:span><text:span text:style-name="T1">;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outsideOfWalls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h_c</text:span></text:span><text:span text:style-name="T1">, </text:span><text:span text:style-name="Type_20_de_20_variable"><text:span text:style-name="T1">int</text:span></text:span><text:span text:style-name="T1"> </text:span><text:span text:style-name="Nom_20_de_20_variable"><text:span text:style-name="T1">l_c</text:span></text:span><text:span text:style-name="T1">) </text:span><text:span text:style-name="Qualificateurs"><text:span text:style-name="T1">const</text:span></text:span><text:span text:style-name="T1">;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move</text:span></text:span><text:span text:style-name="T1">(</text:span><text:span text:style-name="Type_20_de_20_variable"><text:span text:style-name="T1">Direction</text:span></text:span><text:span text:style-name="T1"> </text:span><text:span text:style-name="Nom_20_de_20_variable"><text:span text:style-name="T1">s</text:span></text:span><text:span text:style-name="T1">);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_pers</text:span></text:span><text:span text:style-name="T1">();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is_over</text:span></text:span><text:span text:style-name="T1">() </text:span><text:span text:style-name="Qualificateurs"><text:span text:style-name="T1">const</text:span></text:span><text:span text:style-name="T1">;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is_stuck</text:span></text:span><text:span text:style-name="T1">() </text:span><text:span text:style-name="Qualificateurs"><text:span text:style-name="T1">const</text:span></text:span><text:span text:style-name="T1">;</text:span></text:p>
          </table:table-cell>
        </table:table-row>
      </table:table>
      <text:p text:style-name="P46"/>
      <text:p text:style-name="P46"/>
      <text:p text:style-name="P46"/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24"><text:span text:style-name="classe"><text:span text:style-name="T11">class Game_2048_Num : </text:span></text:span></text:p>
            <text:p text:style-name="P24"><text:span text:style-name="visibilité"><text:span text:style-name="T11">public</text:span></text:span><text:span text:style-name="classe"><text:span text:style-name="T11"> </text:span></text:span><text:span text:style-name="Qualificateurs"><text:span text:style-name="T11">virtual</text:span></text:span><text:span text:style-name="classe"><text:span text:style-name="T11"> Game_2048</text:span></text:span></text:p>
          </table:table-cell>
          <table:table-cell table:style-name="Tableau4.B1" office:value-type="string">
            <text:p text:style-name="P30"><text:span text:style-name="classe"><text:span text:style-name="T1">class Game_2048_Neg : </text:span></text:span></text:p>
            <text:p text:style-name="P30"><text:span text:style-name="visibilité"><text:span text:style-name="T1">public</text:span></text:span><text:span text:style-name="classe"><text:span text:style-name="T1"> </text:span></text:span><text:span text:style-name="Qualificateurs"><text:span text:style-name="T1">virtual</text:span></text:span><text:span text:style-name="classe"><text:span text:style-name="T1"> Game_2048</text:span></text:span></text:p>
          </table:table-cell>
        </table:table-row>
        <table:table-row>
          <table:table-cell table:style-name="Tableau4.A2" office:value-type="string">
            <text:p text:style-name="P32"><text:span text:style-name="visibilité"><text:span text:style-name="T1">public:</text:span></text:span></text:p>
            <text:p text:style-name="P32"><text:span text:style-name="Nom_20_de_20_fonction"><text:span text:style-name="T1">Game_2048_Num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height</text:span></text:span><text:span text:style-name="T1">, </text:span><text:span text:style-name="Type_20_de_20_variable"><text:span text:style-name="T1">int</text:span></text:span><text:span text:style-name="T1"> </text:span><text:span text:style-name="Nom_20_de_20_variable"><text:span text:style-name="T1">base</text:span></text:span><text:span text:style-name="T1">=2);</text:span></text:p>
            <text:p text:style-name="P14"/>
            <text:p text:style-name="P32"><text:span text:style-name="visibilité"><text:span text:style-name="T1">protected:</text:span></text:span></text:p>
            <text:p text:style-name="P32"><text:span text:style-name="Qualificateurs"><text:span text:style-name="T1">const</text:span></text:span><text:span text:style-name="T1"> </text:span><text:span text:style-name="Type_20_de_20_variable"><text:span text:style-name="T1">int</text:span></text:span><text:span text:style-name="T1"> </text:span><text:span text:style-name="Nom_20_de_20_variable"><text:span text:style-name="T1">base</text:span></text:span><text:span text:style-name="T1">;</text:span></text:p>
            <text:p text:style-name="P32"><text:span text:style-name="Qualificateurs"><text:span text:style-name="T1">virtual</text:span></text:span><text:span text:style-name="T1"> </text:span><text:span text:style-name="Type_20_de_20_variable"><text:span text:style-name="T1">unsigned long long</text:span></text:span><text:span text:style-name="T1"> </text:span><text:span text:style-name="Nom_20_de_20_fonction"><text:span text:style-name="T1">random_value</text:span></text:span><text:span text:style-name="T1">() </text:span><text:span text:style-name="Qualificateurs"><text:span text:style-name="T10">const</text:span></text:span><text:span text:style-name="T1">;</text:span></text:p>
          </table:table-cell>
          <table:table-cell table:style-name="Tableau4.B2" office:value-type="string">
            <text:p text:style-name="P32"><text:span text:style-name="visibilité"><text:span text:style-name="T1">public:</text:span></text:span></text:p>
            <text:p text:style-name="P32"><text:span text:style-name="Nom_20_de_20_fonction"><text:span text:style-name="T1">Game_2048_Neg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height</text:span></text:span><text:span text:style-name="T1">);</text:span></text:p>
            <text:p text:style-name="P14"/>
            <text:p text:style-name="P32"><text:span text:style-name="visibilité"><text:span text:style-name="T1">protected:</text:span></text:span></text:p>
            <text:p text:style-name="P32"><text:span text:style-name="Qualificateurs"><text:span text:style-name="T1">virtual</text:span></text:span><text:span text:style-name="T1"> </text:span><text:span text:style-name="Type_20_de_20_variable"><text:span text:style-name="T1">Square_2048</text:span></text:span><text:span text:style-name="T1"> </text:span><text:span text:style-name="Nom_20_de_20_fonction"><text:span text:style-name="T1">random_square</text:span></text:span><text:span text:style-name="T1">() </text:span><text:span text:style-name="Qualificateurs"><text:span text:style-name="T10">const</text:span></text:span><text:span text:style-name="T1">;</text:span></text:p>
          </table:table-cell>
        </table:table-row>
      </table:table>
      <text:p text:style-name="P46"/>
      <text:p text:style-name="P47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30"><text:span text:style-name="classe"><text:span text:style-name="T1">class Game_2048_</text:span></text:span><text:span text:style-name="classe"><text:span text:style-name="T10">Mult</text:span></text:span><text:span text:style-name="classe"><text:span text:style-name="T1"> : </text:span></text:span></text:p>
            <text:p text:style-name="P30"><text:span text:style-name="visibilité"><text:span text:style-name="T1">public</text:span></text:span><text:span text:style-name="classe"><text:span text:style-name="T1"> </text:span></text:span><text:span text:style-name="Qualificateurs"><text:span text:style-name="T1">virtual</text:span></text:span><text:span text:style-name="classe"><text:span text:style-name="T1"> Game_2048</text:span></text:span></text:p>
          </table:table-cell>
          <table:table-cell table:style-name="Tableau11.B1" office:value-type="string">
            <text:p text:style-name="P30"><text:span text:style-name="classe"><text:span text:style-name="T1">class Game_2048_</text:span></text:span><text:span text:style-name="classe"><text:span text:style-name="T12">Dest</text:span></text:span><text:span text:style-name="classe"><text:span text:style-name="T1"> : </text:span></text:span></text:p>
            <text:p text:style-name="P30"><text:span text:style-name="visibilité"><text:span text:style-name="T1">public</text:span></text:span><text:span text:style-name="classe"><text:span text:style-name="T1"> </text:span></text:span><text:span text:style-name="Qualificateurs"><text:span text:style-name="T1">virtual</text:span></text:span><text:span text:style-name="classe"><text:span text:style-name="T1"> Game_2048</text:span></text:span></text:p>
          </table:table-cell>
        </table:table-row>
        <table:table-row>
          <table:table-cell table:style-name="Tableau11.A2" office:value-type="string">
            <text:p text:style-name="P33"><text:span text:style-name="visibilité"><text:span text:style-name="T1">public:</text:span></text:span></text:p>
            <text:p text:style-name="P33"><text:span text:style-name="Nom_20_de_20_fonction"><text:span text:style-name="T1">Game_2048_</text:span></text:span><text:span text:style-name="Nom_20_de_20_fonction"><text:span text:style-name="T10">Mult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height</text:span></text:span><text:span text:style-name="T1">);</text:span></text:p>
            <text:p text:style-name="P15"/>
            <text:p text:style-name="P33"><text:span text:style-name="visibilité"><text:span text:style-name="T1">protected:</text:span></text:span></text:p>
            <text:p text:style-name="P33"><text:span text:style-name="Qualificateurs"><text:span text:style-name="T1">virtual</text:span></text:span><text:span text:style-name="T1"> </text:span><text:span text:style-name="Type_20_de_20_variable"><text:span text:style-name="T1">Square_2048</text:span></text:span><text:span text:style-name="T1"> </text:span><text:span text:style-name="Nom_20_de_20_fonction"><text:span text:style-name="T1">random_square</text:span></text:span><text:span text:style-name="T1">() </text:span><text:span text:style-name="Qualificateurs"><text:span text:style-name="T10">const</text:span></text:span><text:span text:style-name="T1">;</text:span></text:p>
          </table:table-cell>
          <table:table-cell table:style-name="Tableau11.B2" office:value-type="string">
            <text:p text:style-name="P33"><text:span text:style-name="visibilité"><text:span text:style-name="T1">public:</text:span></text:span></text:p>
            <text:p text:style-name="P33"><text:span text:style-name="Nom_20_de_20_fonction"><text:span text:style-name="T1">Game_2048_</text:span></text:span><text:span text:style-name="Nom_20_de_20_fonction"><text:span text:style-name="T12">Dest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height</text:span></text:span><text:span text:style-name="T1">);</text:span></text:p>
            <text:p text:style-name="P15"/>
            <text:p text:style-name="P33"><text:span text:style-name="visibilité"><text:span text:style-name="T1">protected:</text:span></text:span></text:p>
            <text:p text:style-name="P33"><text:span text:style-name="Qualificateurs"><text:span text:style-name="T1">virtual</text:span></text:span><text:span text:style-name="T1"> </text:span><text:span text:style-name="Type_20_de_20_variable"><text:span text:style-name="T1">Square_2048</text:span></text:span><text:span text:style-name="T1"> </text:span><text:span text:style-name="Nom_20_de_20_fonction"><text:span text:style-name="T1">random_square</text:span></text:span><text:span text:style-name="T1">() </text:span><text:span text:style-name="Qualificateurs"><text:span text:style-name="T10">const</text:span></text:span><text:span text:style-name="T1">;</text:span></text:p>
          </table:table-cell>
        </table:table-row>
      </table:table>
      <text:p text:style-name="P47"/>
      <text:p text:style-name="P46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4"><text:span text:style-name="classe"><text:span text:style-name="T11">class Game_2048_Num</text:span></text:span><text:span text:style-name="classe"><text:span text:style-name="T16">2</text:span></text:span><text:span text:style-name="classe"><text:span text:style-name="T11"> : </text:span></text:span></text:p>
            <text:p text:style-name="P24"><text:span text:style-name="visibilité"><text:span text:style-name="T11">public</text:span></text:span><text:span text:style-name="classe"><text:span text:style-name="T11"> </text:span></text:span><text:span text:style-name="Qualificateurs"><text:span text:style-name="T11">virtual</text:span></text:span><text:span text:style-name="classe"><text:span text:style-name="T11"> Game_2048</text:span></text:span></text:p>
          </table:table-cell>
          <table:table-cell table:style-name="Tableau5.B1" office:value-type="string">
            <text:p text:style-name="P29"><text:span text:style-name="classe"><text:span text:style-name="T1">class Game_2048_Mix :</text:span></text:span></text:p>
            <text:p text:style-name="P29"><text:span text:style-name="visibilité"><text:span text:style-name="T1">public</text:span></text:span><text:span text:style-name="classe"><text:span text:style-name="T1"> Game_2048_Num</text:span></text:span><text:span text:style-name="classe"><text:span text:style-name="T16">2</text:span></text:span><text:span text:style-name="classe"><text:span text:style-name="T1">,</text:span></text:span></text:p>
            <text:p text:style-name="P29"><text:span text:style-name="visibilité"><text:span text:style-name="T1">public</text:span></text:span><text:span text:style-name="classe"><text:span text:style-name="T1"> Game_2048_Neg,</text:span></text:span></text:p>
            <text:p text:style-name="P30"><text:span text:style-name="visibilité"><text:span text:style-name="T10">public</text:span></text:span><text:span text:style-name="classe"><text:span text:style-name="T10"> Game_2048_Mult,</text:span></text:span></text:p>
            <text:p text:style-name="P31"><text:span text:style-name="visibilité"><text:span text:style-name="T12">public</text:span></text:span><text:span text:style-name="classe"><text:span text:style-name="T12"> Game_2048_Dest</text:span></text:span></text:p>
          </table:table-cell>
        </table:table-row>
        <table:table-row>
          <table:table-cell table:style-name="Tableau5.A2" office:value-type="string">
            <text:p text:style-name="P32"><text:span text:style-name="visibilité"><text:span text:style-name="T1">public:</text:span></text:span></text:p>
            <text:p text:style-name="P32"><text:span text:style-name="Nom_20_de_20_fonction"><text:span text:style-name="T1">Game_2048_Num</text:span></text:span><text:span text:style-name="Nom_20_de_20_fonction"><text:span text:style-name="T16">2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height</text:span></text:span><text:span text:style-name="T1">);</text:span></text:p>
            <text:p text:style-name="P14"/>
            <text:p text:style-name="P32"><text:span text:style-name="visibilité"><text:span text:style-name="T1">protected:</text:span></text:span></text:p>
            <text:p text:style-name="P32"><text:span text:style-name="Qualificateurs"><text:span text:style-name="T1">const</text:span></text:span><text:span text:style-name="T1"> </text:span><text:span text:style-name="Type_20_de_20_variable"><text:span text:style-name="T1">int</text:span></text:span><text:span text:style-name="T1"> </text:span><text:span text:style-name="Nom_20_de_20_variable"><text:span text:style-name="T1">base</text:span></text:span><text:span text:style-name="T1">;</text:span></text:p>
            <text:p text:style-name="P32"><text:span text:style-name="Qualificateurs"><text:span text:style-name="T1">virtual</text:span></text:span><text:span text:style-name="T1"> </text:span><text:span text:style-name="Type_20_de_20_variable"><text:span text:style-name="T1">unsigned long long</text:span></text:span><text:span text:style-name="T1"> </text:span><text:span text:style-name="Nom_20_de_20_fonction"><text:span text:style-name="T1">random_value</text:span></text:span><text:span text:style-name="T1">() </text:span><text:span text:style-name="Qualificateurs"><text:span text:style-name="T10">const</text:span></text:span><text:span text:style-name="T1">;</text:span></text:p>
          </table:table-cell>
          <table:table-cell table:style-name="Tableau5.B2" office:value-type="string">
            <text:p text:style-name="P32"><text:span text:style-name="visibilité"><text:span text:style-name="T1">public:</text:span></text:span></text:p>
            <text:p text:style-name="P32"><text:span text:style-name="Nom_20_de_20_fonction"><text:span text:style-name="T1">Game_2048_Mix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height</text:span></text:span><text:span text:style-name="T1">, </text:span><text:span text:style-name="Type_20_de_20_variable"><text:span text:style-name="T1">int</text:span></text:span><text:span text:style-name="T1"> </text:span><text:span text:style-name="Nom_20_de_20_variable"><text:span text:style-name="T1">base</text:span></text:span><text:span text:style-name="T1">);</text:span></text:p>
            <text:p text:style-name="P14"/>
            <text:p text:style-name="P33"><text:span text:style-name="visibilité"><text:span text:style-name="T1">protected:</text:span></text:span></text:p>
            <text:p text:style-name="P33"><text:span text:style-name="Qualificateurs"><text:span text:style-name="T1">virtual</text:span></text:span><text:span text:style-name="T1"> </text:span><text:span text:style-name="Type_20_de_20_variable"><text:span text:style-name="T1">Square_2048</text:span></text:span><text:span text:style-name="T1"> </text:span><text:span text:style-name="Nom_20_de_20_fonction"><text:span text:style-name="T1">random_square</text:span></text:span><text:span text:style-name="T1">() </text:span><text:span text:style-name="Qualificateurs"><text:span text:style-name="T10">const</text:span></text:span><text:span text:style-name="T1">;</text:span></text:p>
          </table:table-cell>
        </table:table-row>
      </table:table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34"><text:span text:style-name="classe"><text:span text:style-name="T1">class Printable</text:span></text:span><text:span text:style-name="T1"> </text:span><text:span text:style-name="Commentaire"><text:span text:style-name="T1">//classe abstraite</text:span></text:span></text:p>
          </table:table-cell>
        </table:table-row>
        <table:table-row>
          <table:table-cell table:style-name="Tableau6.A2" office:value-type="string">
            <text:p text:style-name="P35"><text:span text:style-name="visibilité"><text:span text:style-name="T1">public:</text:span></text:span></text:p>
            <text:p text:style-name="P35"><text:span text:style-name="Qualificateurs"><text:span text:style-name="T1">friend</text:span></text:span><text:span text:style-name="T1"> </text:span><text:span text:style-name="Type_20_de_20_variable"><text:span text:style-name="T1">ostream&amp;</text:span></text:span><text:span text:style-name="T1"> </text:span><text:span text:style-name="Nom_20_de_20_fonction"><text:span text:style-name="T1">operator&lt;&lt;</text:span></text:span><text:span text:style-name="T1">(</text:span><text:span text:style-name="Type_20_de_20_variable"><text:span text:style-name="T1">ostream</text:span></text:span><text:span text:style-name="T1">&amp; </text:span><text:span text:style-name="Nom_20_de_20_variable"><text:span text:style-name="T1">out</text:span></text:span><text:span text:style-name="T1">, </text:span><text:span text:style-name="Qualificateurs"><text:span text:style-name="T1">const</text:span></text:span><text:span text:style-name="T1"> </text:span><text:span text:style-name="Type_20_de_20_variable"><text:span text:style-name="T1">Printable</text:span></text:span><text:span text:style-name="T13">&amp;</text:span><text:span text:style-name="T1"> </text:span><text:span text:style-name="Nom_20_de_20_variable"><text:span text:style-name="T1">object</text:span></text:span><text:span text:style-name="T1">);</text:span></text:p>
            <text:p text:style-name="P16"/>
            <text:p text:style-name="P35"><text:span text:style-name="visibilité"><text:span text:style-name="T1">private:</text:span></text:span></text:p>
            <text:p text:style-name="P35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print</text:span></text:span><text:span text:style-name="T1">(</text:span><text:span text:style-name="Type_20_de_20_variable"><text:span text:style-name="T1">ostream</text:span></text:span><text:span text:style-name="T1">&amp; </text:span><text:span text:style-name="Nom_20_de_20_variable"><text:span text:style-name="T1">out</text:span></text:span><text:span text:style-name="T1">) </text:span><text:span text:style-name="Qualificateurs"><text:span text:style-name="T1">const</text:span></text:span><text:span text:style-name="T1"> = 0 ;</text:span></text:p>
          </table:table-cell>
        </table:table-row>
      </table:table>
      <text:p text:style-name="P46"/>
      <text:p text:style-name="P46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6"><text:span text:style-name="classe"><text:span text:style-name="T1">class Square_2048 : </text:span></text:span><text:span text:style-name="visibilité"><text:span text:style-name="T1">public</text:span></text:span><text:span text:style-name="classe"><text:span text:style-name="T1"> Printable</text:span></text:span></text:p>
          </table:table-cell>
          <table:table-cell table:style-name="Tableau7.B1" office:value-type="string">
            <text:p text:style-name="P58"><text:span text:style-name="classe"><text:span text:style-name="T1">template&lt;class C&gt;</text:span></text:span></text:p>
            <text:p text:style-name="P36"><text:span text:style-name="classe"><text:span text:style-name="T1">class Square_Taquin : public Printable</text:span></text:span></text:p>
          </table:table-cell>
        </table:table-row>
        <table:table-row>
          <table:table-cell table:style-name="Tableau7.A2" office:value-type="string">
            <text:p text:style-name="P37"><text:span text:style-name="visibilité"><text:span text:style-name="T1">public:</text:span></text:span></text:p>
            <text:p text:style-name="P37"><text:span text:style-name="Qualificateurs"><text:span text:style-name="T1">static</text:span></text:span><text:span text:style-name="T1"> </text:span><text:span text:style-name="Type_20_de_20_variable"><text:span text:style-name="T1">Square_2048</text:span></text:span><text:span text:style-name="T1"> </text:span><text:span text:style-name="Nom_20_de_20_variable"><text:span text:style-name="T1">empty</text:span></text:span><text:span text:style-name="T1">;</text:span></text:p>
            <text:p text:style-name="P37"><text:span text:style-name="Nom_20_de_20_fonction"><text:span text:style-name="T1">Square_2048</text:span></text:span><text:span text:style-name="T1">(</text:span><text:span text:style-name="Type_20_de_20_variable"><text:span text:style-name="T1">Square_2048_action</text:span></text:span><text:span text:style-name="T1"> </text:span><text:span text:style-name="Nom_20_de_20_variable"><text:span text:style-name="T1">action</text:span></text:span><text:span text:style-name="T1"> = empty, </text:span><text:span text:style-name="Type_20_de_20_variable"><text:span text:style-name="T1">unsigned long long</text:span></text:span><text:span text:style-name="T1"> </text:span><text:span text:style-name="Nom_20_de_20_variable"><text:span text:style-name="T1">value</text:span></text:span><text:span text:style-name="T1"> =0);</text:span></text:p>
            <text:p text:style-name="P37"><text:span text:style-name="Type_20_de_20_variable"><text:span text:style-name="T1">bool</text:span></text:span><text:span text:style-name="T1"> </text:span><text:span text:style-name="Nom_20_de_20_fonction"><text:span text:style-name="T1">operator=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7"><text:span text:style-name="Type_20_de_20_variable"><text:span text:style-name="T1">bool</text:span></text:span><text:span text:style-name="T1"> </text:span><text:span text:style-name="Nom_20_de_20_fonction"><text:span text:style-name="T1">operator!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44"><text:span text:style-name="Type_20_de_20_variable"><text:span text:style-name="T1">bool</text:span></text:span><text:span text:style-name="T1"> </text:span><text:span text:style-name="Nom_20_de_20_fonction"><text:span text:style-name="T12">dest</text:span></text:span><text:span text:style-name="Nom_20_de_20_fonction"><text:span text:style-name="T1">_possible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43"><text:span text:style-name="Type_20_de_20_variable"><text:span text:style-name="T1">bool</text:span></text:span><text:span text:style-name="T1"> </text:span><text:span text:style-name="Nom_20_de_20_fonction"><text:span text:style-name="T1">mult_possible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7"><text:span text:style-name="Type_20_de_20_variable"><text:span text:style-name="T1">bool</text:span></text:span><text:span text:style-name="T1"> </text:span><text:span text:style-name="Nom_20_de_20_fonction"><text:span text:style-name="T1">is_opposite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7"><text:span text:style-name="Type_20_de_20_variable"><text:span text:style-name="T1">bool</text:span></text:span><text:span text:style-name="T1"> </text:span><text:span text:style-name="Nom_20_de_20_fonction"><text:span text:style-name="T1">same_action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7"><text:span text:style-name="Type_20_de_20_variable"><text:span text:style-name="T1">bool</text:span></text:span><text:span text:style-name="T1"> </text:span><text:span text:style-name="Nom_20_de_20_fonction"><text:span text:style-name="T1">same_value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7"><text:span text:style-name="Type_20_de_20_variable"><text:span text:style-name="T1">Square_2048&amp;</text:span></text:span><text:span text:style-name="T1"> </text:span><text:span text:style-name="Nom_20_de_20_fonction"><text:span text:style-name="T1">operator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7"><text:span text:style-name="Type_20_de_20_variable"><text:span text:style-name="T1">void</text:span></text:span><text:span text:style-name="T1"> </text:span><text:span text:style-name="Nom_20_de_20_fonction"><text:span text:style-name="T1">set_value</text:span></text:span><text:span text:style-name="T1">(</text:span><text:span text:style-name="Type_20_de_20_variable"><text:span text:style-name="T1">unsigned long long</text:span></text:span><text:span text:style-name="T1"> </text:span><text:span text:style-name="Nom_20_de_20_variable"><text:span text:style-name="T1">value</text:span></text:span><text:span text:style-name="T1">);</text:span></text:p>
            <text:p text:style-name="P37"><text:span text:style-name="Type_20_de_20_variable"><text:span text:style-name="T1">unsigned long long</text:span></text:span><text:span text:style-name="T1"> </text:span><text:span text:style-name="Nom_20_de_20_fonction"><text:span text:style-name="T1">get_value</text:span></text:span><text:span text:style-name="T1">() </text:span><text:span text:style-name="Qualificateurs"><text:span text:style-name="T14">const</text:span></text:span><text:span text:style-name="T1">;</text:span></text:p>
            <text:p text:style-name="P37"><text:span text:style-name="Type_20_de_20_variable"><text:span text:style-name="T1">void</text:span></text:span><text:span text:style-name="T1"> </text:span><text:span text:style-name="Nom_20_de_20_fonction"><text:span text:style-name="T1">swap</text:span></text:span><text:span text:style-name="T1">(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;</text:span></text:p>
            <text:p text:style-name="P37"><text:span text:style-name="Type_20_de_20_variable"><text:span text:style-name="T1">bool</text:span></text:span><text:span text:style-name="T1"> </text:span><text:span text:style-name="Nom_20_de_20_fonction"><text:span text:style-name="T1">is_empty</text:span></text:span><text:span text:style-name="T1">() </text:span><text:span text:style-name="Qualificateurs"><text:span text:style-name="T1">const</text:span></text:span><text:span text:style-name="T1">;</text:span></text:p>
            <text:p text:style-name="P17"/>
            <text:p text:style-name="P37"><text:span text:style-name="visibilité"><text:span text:style-name="T1">private:</text:span></text:span></text:p>
            <text:p text:style-name="P37"><text:span text:style-name="Type_20_de_20_variable"><text:span text:style-name="T1">Square_2048_action</text:span></text:span><text:span text:style-name="T1"> </text:span><text:span text:style-name="Nom_20_de_20_variable"><text:span text:style-name="T1">action</text:span></text:span><text:span text:style-name="T1">;</text:span></text:p>
            <text:p text:style-name="P37"><text:span text:style-name="Type_20_de_20_variable"><text:span text:style-name="T1">unsigned long long</text:span></text:span><text:span text:style-name="T1"> </text:span><text:span text:style-name="Nom_20_de_20_variable"><text:span text:style-name="T1">value</text:span></text:span><text:span text:style-name="T1">;</text:span></text:p>
            <text:p text:style-name="P38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print</text:span></text:span><text:span text:style-name="T1">(</text:span><text:span text:style-name="Type_20_de_20_variable"><text:span text:style-name="T1">ostream</text:span></text:span><text:span text:style-name="T1">&amp; </text:span><text:span text:style-name="Nom_20_de_20_variable"><text:span text:style-name="T1">out</text:span></text:span><text:span text:style-name="T1">) </text:span><text:span text:style-name="Qualificateurs"><text:span text:style-name="T1">const</text:span></text:span><text:span text:style-name="T1">;</text:span></text:p>
          </table:table-cell>
          <table:table-cell table:style-name="Tableau7.B2" office:value-type="string">
            <text:p text:style-name="P39"><text:span text:style-name="visibilité"><text:span text:style-name="T1">public:</text:span></text:span></text:p>
            <text:p text:style-name="P60"><text:span text:style-name="Qualificateurs"><text:span text:style-name="T1">static </text:span></text:span><text:span text:style-name="Qualificateurs"><text:span text:style-name="T16">const</text:span></text:span><text:span text:style-name="visibilité"><text:span text:style-name="T1"> </text:span></text:span><text:span text:style-name="Type_20_de_20_variable"><text:span text:style-name="T1">Square_Taquin</text:span></text:span><text:span text:style-name="Type_20_de_20_variable"><text:span text:style-name="T16">&lt;C&gt;</text:span></text:span><text:span text:style-name="visibilité"><text:span text:style-name="T1"> </text:span></text:span><text:span text:style-name="Nom_20_de_20_variable"><text:span text:style-name="T1">empty</text:span></text:span><text:span text:style-name="visibilité"><text:span text:style-name="T1">;</text:span></text:span></text:p>
            <text:p text:style-name="P39"><text:span text:style-name="Nom_20_de_20_fonction"><text:span text:style-name="T1">Square_Taquin</text:span></text:span><text:span text:style-name="T1">(</text:span><text:span text:style-name="Type_20_de_20_variable"><text:span text:style-name="T1">unsigned long</text:span></text:span><text:span text:style-name="T1"> </text:span><text:span text:style-name="Nom_20_de_20_variable"><text:span text:style-name="T1">l</text:span></text:span><text:span text:style-name="T1">=0);</text:span></text:p>
            <text:p text:style-name="P39"><text:span text:style-name="Nom_20_de_20_fonction"><text:span text:style-name="T1">Square_Taquin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6">&lt;C&gt;</text:span></text:span><text:span text:style-name="T1">&amp; </text:span><text:span text:style-name="Nom_20_de_20_variable"><text:span text:style-name="T1">sq</text:span></text:span><text:span text:style-name="T1">);</text:span></text:p>
            <text:p text:style-name="P39"><text:span text:style-name="Type_20_de_20_variable"><text:span text:style-name="T1">bool</text:span></text:span><text:span text:style-name="T1"> </text:span><text:span text:style-name="Nom_20_de_20_fonction"><text:span text:style-name="T1">operator=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6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9"><text:span text:style-name="Type_20_de_20_variable"><text:span text:style-name="T1">bool</text:span></text:span><text:span text:style-name="T1"> </text:span><text:span text:style-name="Nom_20_de_20_fonction"><text:span text:style-name="T1">operator!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6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9"><text:span text:style-name="Type_20_de_20_variable"><text:span text:style-name="T1">bool</text:span></text:span><text:span text:style-name="T1"> </text:span><text:span text:style-name="Nom_20_de_20_fonction"><text:span text:style-name="T1">operator&lt;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6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9"><text:span text:style-name="Type_20_de_20_variable"><text:span text:style-name="T1">bool</text:span></text:span><text:span text:style-name="T1"> </text:span><text:span text:style-name="Nom_20_de_20_fonction"><text:span text:style-name="T1">operator&lt;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6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9"><text:span text:style-name="Type_20_de_20_variable"><text:span text:style-name="T1">bool</text:span></text:span><text:span text:style-name="T1"> </text:span><text:span text:style-name="Nom_20_de_20_fonction"><text:span text:style-name="T1">operator&gt;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6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9"><text:span text:style-name="Type_20_de_20_variable"><text:span text:style-name="T1">bool</text:span></text:span><text:span text:style-name="T1"> </text:span><text:span text:style-name="Nom_20_de_20_fonction"><text:span text:style-name="T1">operator&gt;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6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9"><text:span text:style-name="Type_20_de_20_variable"><text:span text:style-name="T1">Square_Taquin</text:span></text:span><text:span text:style-name="T1">&amp; </text:span><text:span text:style-name="Nom_20_de_20_fonction"><text:span text:style-name="T1">operator=</text:span></text:span><text:span text:style-name="T1">(</text:span><text:span text:style-name="Type_20_de_20_variable"><text:span text:style-name="T1">Square_Taquin</text:span></text:span><text:span text:style-name="Type_20_de_20_variable"><text:span text:style-name="T16">&lt;C&gt;</text:span></text:span><text:span text:style-name="T1">&amp; </text:span><text:span text:style-name="Nom_20_de_20_variable"><text:span text:style-name="T1">sq</text:span></text:span><text:span text:style-name="T1">);</text:span></text:p>
            <text:p text:style-name="P39"><text:span text:style-name="Type_20_de_20_variable"><text:span text:style-name="T1">Square_Taquin</text:span></text:span><text:span text:style-name="T1">&amp; </text:span><text:span text:style-name="Nom_20_de_20_fonction"><text:span text:style-name="T1">operator++</text:span></text:span><text:span text:style-name="T1">();</text:span></text:p>
            <text:p text:style-name="P39"><text:span text:style-name="Type_20_de_20_variable"><text:span text:style-name="T1">Square_Taquin</text:span></text:span><text:span text:style-name="T1">&amp; </text:span><text:span text:style-name="Nom_20_de_20_fonction"><text:span text:style-name="T1">operator++</text:span></text:span><text:span text:style-name="T1">(</text:span><text:span text:style-name="Type_20_de_20_variable"><text:span text:style-name="T1">int</text:span></text:span><text:span text:style-name="T1">);</text:span></text:p>
            <text:p text:style-name="P39"><text:span text:style-name="Type_20_de_20_variable"><text:span text:style-name="T1">Square_Taquin</text:span></text:span><text:span text:style-name="T1">&amp; </text:span><text:span text:style-name="Nom_20_de_20_fonction"><text:span text:style-name="T1">operator--</text:span></text:span><text:span text:style-name="T1">();</text:span></text:p>
            <text:p text:style-name="P39"><text:span text:style-name="Type_20_de_20_variable"><text:span text:style-name="T1">Square_Taquin</text:span></text:span><text:span text:style-name="T1">&amp; </text:span><text:span text:style-name="Nom_20_de_20_fonction"><text:span text:style-name="T1">operator--</text:span></text:span><text:span text:style-name="T1">(</text:span><text:span text:style-name="Type_20_de_20_variable"><text:span text:style-name="T1">int</text:span></text:span><text:span text:style-name="T1">);</text:span></text:p>
            <text:p text:style-name="P18"/>
            <text:p text:style-name="P39"><text:span text:style-name="visibilité"><text:span text:style-name="T1">private:</text:span></text:span></text:p>
            <text:p text:style-name="P40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print</text:span></text:span><text:span text:style-name="T1">(</text:span><text:span text:style-name="Type_20_de_20_variable"><text:span text:style-name="T1">ostream</text:span></text:span><text:span text:style-name="T15">&amp;</text:span><text:span text:style-name="T1"> </text:span><text:span text:style-name="Nom_20_de_20_variable"><text:span text:style-name="T1">o</text:span></text:span><text:span text:style-name="T1">) </text:span><text:span text:style-name="Qualificateurs"><text:span text:style-name="T1">const</text:span></text:span><text:span text:style-name="T1">;</text:span></text:p>
            <text:p text:style-name="P39"><text:span text:style-name="Type_20_de_20_variable"><text:span text:style-name="T1">unsigned long</text:span></text:span><text:span text:style-name="T1"> </text:span><text:span text:style-name="Nom_20_de_20_variable"><text:span text:style-name="T1">value</text:span></text:span><text:span text:style-name="T1">;</text:span></text:p>
            <text:p text:style-name="P18"/>
          </table:table-cell>
        </table:table-row>
      </table:table>
      <text:p text:style-name="P46"/>
      <text:p text:style-name="P46"/>
      <text:p text:style-name="P46"/>
      <text:p text:style-name="P46"><text:soft-page-break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41"><text:span text:style-name="classe"><text:span text:style-name="T1">enum class </text:span></text:span><text:span text:style-name="classe"><text:span text:style-name="T16">A</text:span></text:span><text:span text:style-name="classe"><text:span text:style-name="T1">ction_</text:span></text:span><text:span text:style-name="classe"><text:span text:style-name="T16">2048</text:span></text:span><text:span text:style-name="classe"><text:span text:style-name="T1"> { empty, none, neg, mult, div, destroy }</text:span></text:span></text:p>
          </table:table-cell>
        </table:table-row>
        <table:table-row>
          <table:table-cell table:style-name="Tableau8.A2" office:value-type="string">
            <text:p text:style-name="P42"><text:span text:style-name="Type_20_de_20_variable"><text:span text:style-name="T1">string</text:span></text:span><text:span text:style-name="T1"> </text:span><text:span text:style-name="Nom_20_de_20_fonction"><text:span text:style-name="T1">to_string</text:span></text:span><text:span text:style-name="T1">(</text:span><text:span text:style-name="Type_20_de_20_variable"><text:span text:style-name="T16">A</text:span></text:span><text:span text:style-name="Type_20_de_20_variable"><text:span text:style-name="T1">ctio</text:span></text:span><text:span text:style-name="Type_20_de_20_variable"><text:span text:style-name="T16">n_2048</text:span></text:span><text:span text:style-name="T1"> </text:span><text:span text:style-name="Nom_20_de_20_variable"><text:span text:style-name="T1">action</text:span></text:span><text:span text:style-name="T1">);</text:span></text:p>
          </table:table-cell>
        </table:table-row>
      </table:table>
      <text:p text:style-name="P46"/>
      <text:p text:style-name="P46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22"><text:span text:style-name="classe"><text:span text:style-name="T1">e</text:span></text:span><text:span text:style-name="classe"><text:span text:style-name="T13">num class CaseSok { empty, wall, pers, crate, target, crate_target, pers_target }</text:span></text:span></text:p>
          </table:table-cell>
        </table:table-row>
        <table:table-row>
          <table:table-cell table:style-name="Tableau9.A2" office:value-type="string">
            <text:p text:style-name="P42"><text:span text:style-name="Type_20_de_20_variable"><text:span text:style-name="T1">ostream</text:span></text:span><text:span text:style-name="T1">&amp; </text:span><text:span text:style-name="Nom_20_de_20_fonction"><text:span text:style-name="T1">operator&lt;&lt;</text:span></text:span><text:span text:style-name="T1">(</text:span><text:span text:style-name="Type_20_de_20_variable"><text:span text:style-name="T1">ostream</text:span></text:span><text:span text:style-name="T1">&amp; </text:span><text:span text:style-name="Nom_20_de_20_variable"><text:span text:style-name="T1">out</text:span></text:span><text:span text:style-name="T1">, </text:span><text:span text:style-name="Type_20_de_20_variable"><text:span text:style-name="T1">CaseSok</text:span></text:span><text:span text:style-name="T1"> </text:span><text:span text:style-name="Qualificateurs"><text:span text:style-name="T1">const</text:span></text:span><text:span text:style-name="T1">&amp; </text:span><text:span text:style-name="Nom_20_de_20_variable"><text:span text:style-name="T1">c</text:span></text:span><text:span text:style-name="T1">);</text:span>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" fo:font-family="'Liberation Serif'" style:font-family-generic="roman" style:font-pitch="variable" fo:font-size="12pt" fo:language="fr" fo:country="FR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/>
      <style:text-properties style:font-name-asian="FreeSans" style:font-family-asian="FreeSans" style:font-family-generic-asian="system" style:font-pitch-asian="variable"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name-asian="FreeSans" style:font-family-asian="FreeSans" style:font-family-generic-asian="system" style:font-pitch-asian="variable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asian="FreeSans" style:font-family-asian="FreeSans" style:font-family-generic-asian="system" style:font-pitch-asian="variable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8pt" fo:font-weight="bold" style:font-name-asian="FreeSans" style:font-family-asian="FreeSans" style:font-family-generic-asian="system" style:font-pitch-asian="variable" style:font-size-asian="18pt" style:font-weight-asian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 fo:keep-with-next="always"/>
      <style:text-properties style:font-name="Liberation Sans" fo:font-family="'Liberation Sans'" style:font-family-generic="swiss" style:font-pitch="variable" fo:font-size="16pt" fo:font-weight="bold" style:font-name-asian="FreeSans" style:font-family-asian="FreeSans" style:font-family-generic-asian="system" style:font-pitch-asian="variable" style:font-size-asian="16pt" style:font-weight-asian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 fo:keep-with-next="always"/>
      <style:text-properties fo:color="#808080" style:font-name="Liberation Sans" fo:font-family="'Liberation Sans'" style:font-family-generic="swiss" style:font-pitch="variable" fo:font-size="14pt" fo:font-weight="bold" style:font-name-asian="FreeSans" style:font-family-asian="FreeSans" style:font-family-generic-asian="system" style:font-pitch-asian="variable" style:font-size-asian="14pt" style:font-weight-asian="bold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8pt" fo:font-weight="bold" style:font-name-asian="FreeSans" style:font-family-asian="FreeSans" style:font-family-generic-asian="system" style:font-pitch-asian="variable" style:font-size-asian="28pt" style:font-weight-asian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8pt" style:font-name-asian="FreeSans" style:font-family-asian="FreeSans" style:font-family-generic-asian="system" style:font-pitch-asian="variable" style:font-size-asian="18pt"/>
    </style:style>
    <style:style style:name="classe" style:family="text">
      <style:text-properties fo:color="#0066ff"/>
    </style:style>
    <style:style style:name="visibilité" style:family="text">
      <style:text-properties fo:color="#006600"/>
    </style:style>
    <style:style style:name="Nom_20_de_20_variable" style:display-name="Nom de variable" style:family="text">
      <style:text-properties fo:color="#ff33ff"/>
    </style:style>
    <style:style style:name="Type_20_de_20_variable" style:display-name="Type de variable" style:family="text">
      <style:text-properties fo:color="#ff6600"/>
    </style:style>
    <style:style style:name="Nom_20_de_20_fonction" style:display-name="Nom de fonction" style:family="text">
      <style:text-properties fo:color="#9900ff" fo:font-weight="bold" style:font-weight-asian="bold"/>
    </style:style>
    <style:style style:name="Qualificateurs" style:family="text">
      <style:text-properties fo:color="#009999"/>
    </style:style>
    <style:style style:name="Commentaire" style:family="text">
      <style:text-properties fo:color="#ff3333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170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6:48:00</meta:creation-date>
    <dc:date>2016-12-31T07:19:27.070438024</dc:date>
    <meta:generator>LibreOffice/4.3.3.2$Linux_x86 LibreOffice_project/430m0$Build-2</meta:generator>
    <meta:editing-duration>PT6H48M49S</meta:editing-duration>
    <meta:editing-cycles>20</meta:editing-cycles>
    <meta:document-statistic meta:table-count="10" meta:image-count="0" meta:object-count="0" meta:page-count="5" meta:paragraph-count="185" meta:word-count="601" meta:character-count="5098" meta:non-whitespace-character-count="4676"/>
  </office:meta>
</office:document-meta>
</file>